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13">
            <text:p>0,13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0.82">
            <text:p>0,82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91">
            <text:p>0,91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0.99">
            <text:p>0,99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48">
            <text:p>1,48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string">
            <text:p>KUB</text:p>
          </table:table-cell>
          <table:table-cell office:value-type="float" office:value="2.02">
            <text:p>2,02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2.04">
            <text:p>2,04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2.63">
            <text:p>2,63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2.71">
            <text:p>2,71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2.74">
            <text:p>2,7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2:13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2:08:45.32</meta:creation-date>
    <dc:date>2022-02-13T12:13:11.91</dc:date>
    <meta:editing-duration>PT4M27S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